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meta.xml" manifest:media-type="text/xml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Replacements/Object 22" manifest:media-type="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9" manifest:media-type=""/>
  <manifest:file-entry manifest:full-path="ObjectReplacements/Object 34" manifest:media-type=""/>
  <manifest:file-entry manifest:full-path="ObjectReplacements/Object 36" manifest:media-type=""/>
  <manifest:file-entry manifest:full-path="ObjectReplacements/Object 37" manifest:media-type="application/x-openoffice-gdimetafile;windows_formatname=&quot;GDIMetaFile&quot;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4cee87" officeooo:paragraph-rsid="0062d2be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64c718" officeooo:paragraph-rsid="0064c718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64c718" officeooo:paragraph-rsid="0064c718" style:font-style-asian="normal" style:font-weight-asian="normal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normal" officeooo:rsid="0064c718" officeooo:paragraph-rsid="0064c718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0f2687" officeooo:paragraph-rsid="0064c71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f2687" officeooo:paragraph-rsid="006ac8dd" style:font-weight-asian="normal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normal" officeooo:rsid="000f2687" officeooo:paragraph-rsid="0083e94e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officeooo:paragraph-rsid="006f9aca"/>
    </style:style>
    <style:style style:name="P9" style:family="paragraph" style:parent-style-name="Standard" style:list-style-name="L2">
      <style:paragraph-properties fo:text-align="start" style:justify-single-word="false"/>
      <style:text-properties officeooo:paragraph-rsid="007557d0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7d38aa"/>
    </style:style>
    <style:style style:name="P11" style:family="paragraph" style:parent-style-name="Standard" style:list-style-name="L2">
      <style:paragraph-properties fo:text-align="start" style:justify-single-word="false"/>
      <style:text-properties officeooo:paragraph-rsid="007efdc4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822803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82f3bf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886b8b"/>
    </style:style>
    <style:style style:name="P15" style:family="paragraph" style:parent-style-name="Standard" style:list-style-name="L2">
      <style:paragraph-properties fo:text-align="start" style:justify-single-word="false"/>
      <style:text-properties officeooo:paragraph-rsid="008a07f4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8d7b56"/>
    </style:style>
    <style:style style:name="P17" style:family="paragraph" style:parent-style-name="Standard" style:list-style-name="L2">
      <style:paragraph-properties fo:text-align="start" style:justify-single-word="false"/>
      <style:text-properties officeooo:paragraph-rsid="0092105e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99451d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9cc6a6"/>
    </style:style>
    <style:style style:name="P20" style:family="paragraph" style:parent-style-name="Standard" style:list-style-name="L2">
      <style:paragraph-properties fo:text-align="center" style:justify-single-word="false"/>
      <style:text-properties officeooo:paragraph-rsid="007d38aa"/>
    </style:style>
    <style:style style:name="T1" style:family="text">
      <style:text-properties fo:font-style="italic" officeooo:rsid="0064c718" style:font-style-asian="italic" style:font-style-complex="italic"/>
    </style:style>
    <style:style style:name="T2" style:family="text">
      <style:text-properties fo:font-style="italic" officeooo:rsid="0064269f" style:font-style-asian="italic" style:font-style-complex="italic"/>
    </style:style>
    <style:style style:name="T3" style:family="text">
      <style:text-properties fo:font-style="italic" officeooo:rsid="006ac8dd" style:font-style-asian="italic" style:font-style-complex="italic"/>
    </style:style>
    <style:style style:name="T4" style:family="text">
      <style:text-properties fo:font-style="italic" officeooo:rsid="006cc96b" style:font-style-asian="italic" style:font-style-complex="italic"/>
    </style:style>
    <style:style style:name="T5" style:family="text">
      <style:text-properties fo:font-style="italic" fo:font-weight="normal" officeooo:rsid="006e7ea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6f9aca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7557d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7efdc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7caf32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73ff3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902065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92105e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5c9c1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9b138d" style:font-style-asian="italic" style:font-weight-asian="normal" style:font-style-complex="italic" style:font-weight-complex="normal"/>
    </style:style>
    <style:style style:name="T15" style:family="text">
      <style:text-properties fo:font-style="normal" officeooo:rsid="0062d2be" style:font-style-asian="normal" style:font-style-complex="normal"/>
    </style:style>
    <style:style style:name="T16" style:family="text">
      <style:text-properties fo:font-style="normal" officeooo:rsid="0064269f" style:font-style-asian="normal" style:font-style-complex="normal"/>
    </style:style>
    <style:style style:name="T17" style:family="text">
      <style:text-properties fo:font-style="normal" officeooo:rsid="0064c718" style:font-style-asian="normal" style:font-style-complex="normal"/>
    </style:style>
    <style:style style:name="T18" style:family="text">
      <style:text-properties fo:font-style="normal" officeooo:rsid="006ac8dd" style:font-style-asian="normal" style:font-style-complex="normal"/>
    </style:style>
    <style:style style:name="T19" style:family="text">
      <style:text-properties fo:font-style="normal" officeooo:rsid="006b5d41" style:font-style-asian="normal" style:font-style-complex="normal"/>
    </style:style>
    <style:style style:name="T20" style:family="text">
      <style:text-properties fo:font-style="normal" officeooo:rsid="006cc96b" style:font-style-asian="normal" style:font-style-complex="normal"/>
    </style:style>
    <style:style style:name="T21" style:family="text">
      <style:text-properties fo:font-style="normal" officeooo:rsid="00799695" style:font-style-asian="normal" style:font-style-complex="normal"/>
    </style:style>
    <style:style style:name="T22" style:family="text">
      <style:text-properties fo:font-style="normal" officeooo:rsid="0083e94e" style:font-style-asian="normal" style:font-style-complex="normal"/>
    </style:style>
    <style:style style:name="T23" style:family="text">
      <style:text-properties fo:font-style="normal" officeooo:rsid="008a07f4" style:font-style-asian="normal" style:font-style-complex="normal"/>
    </style:style>
    <style:style style:name="T24" style:family="text">
      <style:text-properties fo:font-style="normal" fo:font-weight="normal" officeooo:rsid="006e7ea6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f9a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52f6a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62ae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67b16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1914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72f82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3bc40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73ff3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747e31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7557d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757877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84f2c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caf32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7efdc4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8008b5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809418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822803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82f3b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8509f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86b8b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8a07f4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8d7b56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8e287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902065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92105e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95c9c1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99451d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995e0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9b138d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9c3aca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9cc6a6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e7c7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bold" officeooo:rsid="00662ae7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64c718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7557d0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86d0ee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757877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99451d" style:font-style-asian="normal" style:font-weight-asian="bold" style:font-style-complex="normal" style:font-weight-complex="bold"/>
    </style:style>
    <style:style style:name="T63" style:family="text">
      <style:text-properties officeooo:rsid="006ac8d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mping lemma for context free languages</text:p>
      <text:p text:style-name="P1"/>
      <text:p text:style-name="P2">The pumping lemma</text:p>
      <text:p text:style-name="P6"><text:span text:style-name="T15">If a language, </text:span><text:span text:style-name="T4">A</text:span><text:span text:style-name="T20">,</text:span><text:span text:style-name="T15"> is context free, then </text:span><text:span text:style-name="T16">any string, </text:span><text:span text:style-name="T16"><draw:frame draw:style-name="fr2" draw:name="Object8" text:anchor-type="as-char" svg:y="-0.1484in" svg:width="0.4602in" svg:height="0.1839in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19">,</text:span><text:span text:style-name="T16"> with length greater than </text:span><text:span text:style-name="T18">a length called the pumping length, </text:span><text:span text:style-name="T2">p,</text:span><text:span text:style-name="T16"> </text:span><text:span text:style-name="T17">can be seen as constituted by five </text:span><text:span text:style-name="T58">substrings</text:span><text:span text:style-name="T17">, </text:span><text:span text:style-name="T17"><draw:frame draw:style-name="fr2" draw:name="Object6" text:anchor-type="as-char" svg:y="-0.1484in" svg:width="0.4543in" svg:height="0.1839in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17"> </text:span><text:span text:style-name="T21">and </text:span><text:span text:style-name="T17">pump other strings in the language, i.e. </text:span><text:span text:style-name="T17"><draw:frame draw:style-name="fr1" draw:name="Object1" text:anchor-type="as-char" svg:y="-0.172in" svg:width="0.8457in" svg:height="0.2083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7"> with </text:span><text:span text:style-name="T17"><draw:frame draw:style-name="fr1" draw:name="Object2" text:anchor-type="as-char" svg:y="-0.1484in" svg:width="0.3555in" svg:height="0.1839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7">.</text:span></text:p>
      <text:p text:style-name="P3">Additional characteristics of <text:span text:style-name="T3">w </text:span><text:span text:style-name="T63">with </text:span><text:span text:style-name="T63"><draw:frame draw:style-name="fr2" draw:name="Object7" text:anchor-type="as-char" svg:y="-0.1484in" svg:width="0.5161in" svg:height="0.1854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63"> </text:span>are</text:p>
      <text:list xml:id="list1601925110" text:style-name="L1">
        <text:list-item>
          <text:p text:style-name="P5"><text:span text:style-name="T17"><draw:frame draw:style-name="fr2" draw:name="Object28" text:anchor-type="as-char" svg:y="-0.1484in" svg:width="0.5138in" svg:height="0.1854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7">, </text:span><text:span text:style-name="T23">i.e., a</text:span><text:span text:style-name="T17">tleast one of </text:span><text:span text:style-name="T1">v</text:span><text:span text:style-name="T17"> or </text:span><text:span text:style-name="T1">y</text:span><text:span text:style-name="T17"> is not empty</text:span></text:p>
        </text:list-item>
        <text:list-item>
          <text:p text:style-name="P4"><draw:frame draw:style-name="fr1" draw:name="Object3" text:anchor-type="as-char" svg:y="-0.1492in" svg:width="0.6307in" svg:height="0.1862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3"/>
      <text:p text:style-name="P2">Proof</text:p>
      <text:list xml:id="list1839603171" text:style-name="L2">
        <text:list-item>
          <text:p text:style-name="P8"><text:span text:style-name="T24">Let </text:span><text:span text:style-name="T5">G </text:span><text:span text:style-name="T24">be a CFG for </text:span><text:span text:style-name="T5">A</text:span><text:span text:style-name="T25">, </text:span><text:span text:style-name="T24">let </text:span><text:span text:style-name="T5">b</text:span><text:span text:style-name="T24"> be the maximum number of symbols on the RHS of a</text:span><text:span text:style-name="T31">ny</text:span><text:span text:style-name="T24"> </text:span><text:span text:style-name="T40">production </text:span><text:span text:style-name="T24">rule of </text:span><text:span text:style-name="T5">G</text:span><text:span text:style-name="T24"> </text:span><text:span text:style-name="T25">and </text:span><text:span text:style-name="T25"><draw:frame draw:style-name="fr2" draw:name="Object9" text:anchor-type="as-char" svg:y="-0.1484in" svg:width="0.2957in" svg:height="0.1854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25"> be the number of variables in </text:span><text:span text:style-name="T6">G</text:span><text:span text:style-name="T24">.</text:span></text:p>
        </text:list-item>
        <text:list-item>
          <text:p text:style-name="P7"><text:span text:style-name="T22">If </text:span><text:span text:style-name="T22"><draw:frame draw:style-name="fr2" draw:name="Object26" text:anchor-type="as-char" svg:y="-0.1484in" svg:width="0.9752in" svg:height="0.1839in" draw:z-index="20"><draw:object xlink:href="./Object 26" xlink:type="simple" xlink:show="embed" xlink:actuate="onLoad"/><draw:image xlink:href="./ObjectReplacements/Object 26" xlink:type="simple" xlink:show="embed" xlink:actuate="onLoad"/></draw:frame></text:span><text:span text:style-name="T22">,</text:span><text:span text:style-name="T17"> </text:span><text:span text:style-name="T22">then </text:span><text:span text:style-name="T17"><draw:frame draw:style-name="fr1" draw:name="Object24" text:anchor-type="as-char" svg:y="-0.172in" svg:width="0.8457in" svg:height="0.2083in" draw:z-index="18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7"> with </text:span><text:span text:style-name="T17"><draw:frame draw:style-name="fr1" draw:name="Object25" text:anchor-type="as-char" svg:y="-0.1484in" svg:width="0.3555in" svg:height="0.1839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7">.</text:span></text:p>
          <text:list>
            <text:list-item>
              <text:p text:style-name="P10"><text:span text:style-name="T26">For </text:span><text:span text:style-name="T26"><draw:frame draw:style-name="fr2" draw:name="Object17" text:anchor-type="as-char" svg:y="-0.1484in" svg:width="0.9752in" svg:height="0.1839in" draw:z-index="13"><draw:object xlink:href="./Object 17" xlink:type="simple" xlink:show="embed" xlink:actuate="onLoad"/><draw:image xlink:href="./ObjectReplacements/Object 17" xlink:type="simple" xlink:show="embed" xlink:actuate="onLoad"/></draw:frame></text:span><text:span text:style-name="T40"> </text:span><text:span text:style-name="T26">to be able to pump, </text:span><text:span text:style-name="T27">a variable, </text:span><text:span text:style-name="T37">say </text:span><text:span text:style-name="T9">R</text:span><text:span text:style-name="T37">,</text:span><text:span text:style-name="T27"> </text:span><text:span text:style-name="T32">of </text:span><text:span text:style-name="T10">G</text:span><text:span text:style-name="T32"> </text:span><text:span text:style-name="T27">must repea</text:span><text:span text:style-name="T37">t</text:span><text:span text:style-name="T27"> itself in the derivation </text:span><text:span text:style-name="T25">of </text:span><text:span text:style-name="T6">w</text:span><text:span text:style-name="T27">. </text:span><text:span text:style-name="T37">Particularly </text:span><text:span text:style-name="T37"><draw:frame draw:style-name="fr2" draw:name="Object18" text:anchor-type="as-char" svg:y="-0.172in" svg:width="0.7083in" svg:height="0.2075in" draw:z-index="11"><draw:object xlink:href="./Object 18" xlink:type="simple" xlink:show="embed" xlink:actuate="onLoad"/><draw:image xlink:href="./ObjectReplacements/Object 18" xlink:type="simple" xlink:show="embed" xlink:actuate="onLoad"/></draw:frame></text:span><text:span text:style-name="T37">. </text:span><text:span text:style-name="T41">Any pumped string, </text:span><text:span text:style-name="T41"><draw:frame draw:style-name="fr2" draw:name="Object20" text:anchor-type="as-char" svg:y="-0.172in" svg:width="0.6752in" svg:height="0.2075in" draw:z-index="14"><draw:object xlink:href="./Object 20" xlink:type="simple" xlink:show="embed" xlink:actuate="onLoad"/><draw:image xlink:href="./ObjectReplacements/Object 20" xlink:type="simple" xlink:show="embed" xlink:actuate="onLoad"/></draw:frame></text:span><text:span text:style-name="T41">, could thus be derived in the following way.</text:span></text:p>
              <text:p text:style-name="P20"><text:span text:style-name="T37"><text:s/></text:span><text:span text:style-name="T37"><draw:frame draw:style-name="fr2" draw:name="Object19" text:anchor-type="as-char" svg:y="-0.172in" svg:width="3.7307in" svg:height="0.2075in" draw:z-index="12"><draw:object xlink:href="./Object 19" xlink:type="simple" xlink:show="embed" xlink:actuate="onLoad"/><draw:image xlink:href="./ObjectReplacements/Object 19" xlink:type="simple" xlink:show="embed" xlink:actuate="onLoad"/></draw:frame></text:span></text:p>
              <text:p text:style-name="P12"><text:span text:style-name="T41">Since this is a legal derivation, </text:span><text:span text:style-name="T41"><draw:frame draw:style-name="fr2" draw:name="Object21" text:anchor-type="as-char" svg:y="-0.172in" svg:width="0.9366in" svg:height="0.2083in" draw:z-index="15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      </text:list-item>
            <text:list-item>
              <text:p text:style-name="P11"><text:span text:style-name="T38">Equivalently, from the perspective of a parse tree, the pumping can be looked as replacing the smaller subtree rooted at </text:span><text:span text:style-name="T8">R</text:span><text:span text:style-name="T38"> with larger subtree</text:span><text:span text:style-name="T39">(pumping up)</text:span><text:span text:style-name="T38">, also rooted at </text:span><text:span text:style-name="T8">R</text:span><text:span text:style-name="T38">, or vice-versa</text:span><text:span text:style-name="T39">(pumping down)</text:span><text:span text:style-name="T38">. Doing so will ensure that the parse tree is still valid, i.e., follows the rules of </text:span><text:span text:style-name="T8">G</text:span><text:span text:style-name="T38">.</text:span></text:p>
            </text:list-item>
          </text:list>
        </text:list-item>
        <text:list-item>
          <text:p text:style-name="P13"><text:span text:style-name="T42"><draw:frame draw:style-name="fr2" draw:name="Object22" text:anchor-type="as-char" svg:y="-0.1484in" svg:width="0.4602in" svg:height="0.1839in" draw:z-index="16"><draw:object xlink:href="./Object 22" xlink:type="simple" xlink:show="embed" xlink:actuate="onLoad"/><draw:image xlink:href="./ObjectReplacements/Object 22" xlink:type="simple" xlink:show="embed" xlink:actuate="onLoad"/></draw:frame></text:span><text:span text:style-name="T42"> can be pumped only if </text:span><text:span text:style-name="T42"><draw:frame draw:style-name="fr2" draw:name="Object23" text:anchor-type="as-char" svg:y="-0.1484in" svg:width="0.5161in" svg:height="0.1854in" draw:z-index="17"><draw:object xlink:href="./Object 23" xlink:type="simple" xlink:show="embed" xlink:actuate="onLoad"/><draw:image xlink:href="./ObjectReplacements/Object 23" xlink:type="simple" xlink:show="embed" xlink:actuate="onLoad"/></draw:frame></text:span></text:p>
          <text:list>
            <text:list-item>
              <text:p text:style-name="P14"><text:span text:style-name="T38">The parse tree of </text:span><text:span text:style-name="T8">w</text:span><text:span text:style-name="T27"> must have a path </text:span><text:span text:style-name="T43">with </text:span><text:span text:style-name="T57">atleast</text:span><text:span text:style-name="T27"> </text:span><text:span text:style-name="T27"><draw:frame draw:style-name="fr2" draw:name="Object4" text:anchor-type="as-char" svg:y="-0.1484in" svg:width="0.4736in" svg:height="0.1854in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27"> </text:span><text:span text:style-name="T43">nodes; </text:span><text:span text:style-name="T31">one </text:span><text:span text:style-name="T33">representing the </text:span><text:span text:style-name="T31">terminal, the other </text:span><text:span text:style-name="T33"><draw:frame draw:style-name="fr2" draw:name="Object27" text:anchor-type="as-char" svg:y="-0.1484in" svg:width="0.4728in" svg:height="0.1854in" draw:z-index="21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1"> </text:span><text:span text:style-name="T33">representing the </text:span><text:span text:style-name="T31">variables</text:span><text:span text:style-name="T27">. </text:span><text:span text:style-name="T31">This is so</text:span><text:span text:style-name="T27"> </text:span><text:span text:style-name="T29">in the worst case </text:span><text:span text:style-name="T30">where the derivation cycles through all the </text:span><text:span text:style-name="T30"><draw:frame draw:style-name="fr2" draw:name="Object10" text:anchor-type="as-char" svg:y="-0.1484in" svg:width="0.2957in" svg:height="0.1854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30"> variables of G before reusing </text:span><text:span text:style-name="T31">a </text:span><text:span text:style-name="T32">particular</text:span><text:span text:style-name="T31"> variable</text:span><text:span text:style-name="T27">. </text:span><text:span text:style-name="T34">In other words the height of the parse tree must be </text:span><text:span text:style-name="T59">a</text:span><text:span text:style-name="T61">t</text:span><text:span text:style-name="T59">least</text:span><text:span text:style-name="T34"> </text:span><text:span text:style-name="T34"><draw:frame draw:style-name="fr2" draw:name="Object16" text:anchor-type="as-char" svg:y="-0.1484in" svg:width="0.4728in" svg:height="0.1854in" draw:z-index="2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      </text:list-item>
            <text:list-item>
              <text:p text:style-name="P9"><text:span text:style-name="T34">The pumping length, </text:span><text:span text:style-name="T7">p</text:span><text:span text:style-name="T34">, must thus be long enough to ensure a parse tree has atleast one path of path length of </text:span><text:span text:style-name="T60">atleast</text:span><text:span text:style-name="T34"> </text:span><text:span text:style-name="T34"><draw:frame draw:style-name="fr2" draw:name="Object14" text:anchor-type="as-char" svg:y="-0.1484in" svg:width="0.4728in" svg:height="0.1854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4">. The pumping length, </text:span><text:span text:style-name="T28"><text:s/></text:span><text:span text:style-name="T28"><draw:frame draw:style-name="fr2" draw:name="Object5" text:anchor-type="as-char" svg:y="-0.1665in" svg:width="0.7138in" svg:height="0.2028in" draw:z-index="10"><draw:object xlink:href="./Object 5" xlink:type="simple" xlink:show="embed" xlink:actuate="onLoad"/><draw:image xlink:href="./ObjectReplacements/Object 5" xlink:type="simple" xlink:show="embed" xlink:actuate="onLoad"/></draw:frame></text:span><text:span text:style-name="T28"> </text:span><text:span text:style-name="T59">ensures</text:span><text:span text:style-name="T34"> </text:span><text:span text:style-name="T35">this. </text:span><text:span text:style-name="T36">Note that </text:span><text:span text:style-name="T45">some </text:span><text:span text:style-name="T44">strings lesser than </text:span><text:span text:style-name="T36"><draw:frame draw:style-name="fr2" draw:name="Object11" text:anchor-type="as-char" svg:y="-0.1665in" svg:width="0.4701in" svg:height="0.2028in" draw:z-index="23"><draw:object xlink:href="./Object 12" xlink:type="simple" xlink:show="embed" xlink:actuate="onLoad"/><draw:image xlink:href="./ObjectReplacements/Object 12" xlink:type="simple" xlink:show="embed" xlink:actuate="onLoad"/></draw:frame></text:span><text:span text:style-name="T36"> </text:span><text:span text:style-name="T44">in length can also pump</text:span><text:span text:style-name="T36">. </text:span><text:span text:style-name="T36"><draw:frame draw:style-name="fr2" draw:name="Object12" text:anchor-type="as-char" svg:y="-0.1665in" svg:width="0.4701in" svg:height="0.2028in" draw:z-index="24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6"> is </text:span><text:span text:style-name="T45">the length of the string which ensures that it is </text:span><text:span text:style-name="T36">pump</text:span><text:span text:style-name="T45">-able. </text:span></text:p>
            </text:list-item>
          </text:list>
        </text:list-item>
        <text:list-item>
          <text:p text:style-name="P15"><text:span text:style-name="T45"><draw:frame draw:style-name="fr2" draw:name="Object13" text:anchor-type="as-char" svg:y="-0.1484in" svg:width="0.5138in" svg:height="0.1854in" draw:z-index="25"><draw:object xlink:href="./Object 15" xlink:type="simple" xlink:show="embed" xlink:actuate="onLoad"/><draw:image xlink:href="./ObjectReplacements/Object 15" xlink:type="simple" xlink:show="embed" xlink:actuate="onLoad"/></draw:frame></text:span></text:p>
          <text:list>
            <text:list-item>
              <text:p text:style-name="P16"><text:span text:style-name="T46">If </text:span><text:span text:style-name="T46"><draw:frame draw:style-name="fr2" draw:name="Object29" text:anchor-type="as-char" svg:y="-0.1484in" svg:width="0.539in" svg:height="0.1854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7">, it would mean that the string can't pump. But </text:span><text:span text:style-name="T47"><draw:frame draw:style-name="fr2" draw:name="Object30" text:anchor-type="as-char" svg:y="-0.1484in" svg:width="1.0811in" svg:height="0.1854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7">, which means that </text:span><text:span text:style-name="T48">some variable, </text:span><text:span text:style-name="T11">R</text:span><text:span text:style-name="T48">, has repeated itself if the derivation of </text:span><text:span text:style-name="T48"><draw:frame draw:style-name="fr2" draw:name="Object31" text:anchor-type="as-char" svg:y="-0.1484in" svg:width="0.4543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8"> and hence</text:span><text:span text:style-name="T48"><draw:frame draw:style-name="fr2" draw:name="Object32" text:anchor-type="as-char" svg:y="-0.1484in" svg:width="0.716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8"> can be pumped. Thus </text:span><text:span text:style-name="T48"><draw:frame draw:style-name="fr2" draw:name="Object33" text:anchor-type="as-char" svg:y="-0.1484in" svg:width="0.5138in" svg:height="0.1854in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      </text:list-item>
          </text:list>
        </text:list-item>
        <text:list-item>
          <text:p text:style-name="P15"><text:span text:style-name="T45"><draw:frame draw:style-name="fr1" draw:name="Object15" text:anchor-type="as-char" svg:y="-0.1492in" svg:width="0.6307in" svg:height="0.1862in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<text:list>
            <text:list-item>
              <text:p text:style-name="P17"><text:span text:style-name="T49">Consider the terminal </text:span><text:span text:style-name="T12">R</text:span><text:span text:style-name="T49"> which is responsible for the generati</text:span><text:span text:style-name="T50">on of the substring</text:span><text:span text:style-name="T49"> </text:span><text:span text:style-name="T49"><draw:frame draw:style-name="fr2" draw:name="Object34" text:anchor-type="as-char" svg:y="-0.1484in" svg:width="0.3146in" svg:height="0.1839in" draw:z-index="34"><draw:object xlink:href="./Object 34" xlink:type="simple" xlink:show="embed" xlink:actuate="onLoad"/><draw:image xlink:href="./ObjectReplacements/Object 34" xlink:type="simple" xlink:show="embed" xlink:actuate="onLoad"/></draw:frame></text:span><text:span text:style-name="T49"> </text:span><text:span text:style-name="T50">in the derivation of </text:span><text:span text:style-name="T50"><draw:frame draw:style-name="fr2" draw:name="Object36" text:anchor-type="as-char" svg:y="-0.1484in" svg:width="0.7161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50"> and isolate the subtree rooted at </text:span><text:span text:style-name="T13">R </text:span><text:span text:style-name="T50">for this purpose</text:span><text:span text:style-name="T49">.</text:span></text:p>
            </text:list-item>
            <text:list-item>
              <text:p text:style-name="P18"><text:span text:style-name="T54">In the worst case, t</text:span><text:span text:style-name="T51">he derivation </text:span><text:span text:style-name="T51"><draw:frame draw:style-name="fr2" draw:name="Object37" text:anchor-type="as-char" svg:y="-0.172in" svg:width="0.6354in" svg:height="0.2075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51"> goes through </text:span><text:span text:style-name="T62">atmost</text:span><text:span text:style-name="T51"> </text:span><text:span text:style-name="T51"><draw:frame draw:style-name="fr2" draw:name="Object38" text:anchor-type="as-char" svg:y="-0.1484in" svg:width="0.4937in" svg:height="0.1854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51"> variables</text:span><text:span text:style-name="T53">(All except </text:span><text:span text:style-name="T14">R</text:span><text:span text:style-name="T53"> itself)</text:span><text:span text:style-name="T51"> before generating </text:span><text:span text:style-name="T53"><draw:frame draw:style-name="fr2" draw:name="Object39" text:anchor-type="as-char" svg:y="-0.1484in" svg:width="0.3146in" svg:height="0.1839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51"> as there is no pumping involved.</text:span></text:p>
            </text:list-item>
            <text:list-item>
              <text:p text:style-name="P18"><text:span text:style-name="T51">Thus the </text:span><text:span text:style-name="T54">the subtree rooted at R </text:span><text:span text:style-name="T55">must have a path of length atleast </text:span><text:span text:style-name="T54">abs V </text:span><text:span text:style-name="T56">+ 1</text:span><text:span text:style-name="T54">; one representing the terminal </text:span><text:span text:style-name="T55">and abs V representing the variables. The height is thus atleast </text:span><text:span text:style-name="T51"><draw:frame draw:style-name="fr2" draw:name="Object35" text:anchor-type="as-char" svg:y="-0.1665in" svg:width="0.4701in" svg:height="0.2028in" draw:z-index="33"><draw:object xlink:href="./Object 35" xlink:type="simple" xlink:show="embed" xlink:actuate="onLoad"/><draw:image xlink:href="./ObjectReplacements/Object 35" xlink:type="simple" xlink:show="embed" xlink:actuate="onLoad"/></draw:frame></text:span><text:span text:style-name="T51">.</text:span></text:p>
            </text:list-item>
            <text:list-item>
              <text:p text:style-name="P19"><text:span text:style-name="T55">From above we know that </text:span><text:span text:style-name="T55"><draw:frame draw:style-name="fr2" draw:name="Object40" text:anchor-type="as-char" svg:y="-0.1665in" svg:width="0.7138in" svg:height="0.2028in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55">. </text:span><text:span text:style-name="T56">Thus </text:span><text:span text:style-name="T56"><draw:frame draw:style-name="fr1" draw:name="Object41" text:anchor-type="as-char" svg:y="-0.1492in" svg:width="0.6307in" svg:height="0.1862in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17T16:24:48</meta:creation-date>
    <dc:date>2013-01-19T12:31:48</dc:date>
    <dc:creator>Kempa </dc:creator>
    <meta:editing-duration>PT14H48M7S</meta:editing-duration>
    <meta:editing-cycles>57</meta:editing-cycles>
    <meta:generator>LibreOffice/3.6$Linux_x86 LibreOffice_project/360m1$Build-2</meta:generator>
    <meta:document-statistic meta:table-count="0" meta:image-count="0" meta:object-count="41" meta:page-count="1" meta:paragraph-count="23" meta:word-count="443" meta:character-count="2352" meta:non-whitespace-character-count="1878"/>
  </office:meta>
</office:document-meta>
</file>

<file path=Object 1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row>
        <mi>z</mi>
        <mo stretchy="false">∈</mo>
        <mi>A</mi>
      </mrow>
    </mrow>
    <annotation encoding="StarMath 5.0">uv^i xy^i z in A</annotation>
  </semantics>
</math>
</file>

<file path=Object 10/content.xml><?xml version="1.0" encoding="utf-8"?>
<math xmlns="http://www.w3.org/1998/Math/MathML">
  <semantics>
    <mrow>
      <mfenced open="∣" close="∣">
        <mi>V</mi>
      </mfenced>
    </mrow>
    <annotation encoding="StarMath 5.0">abs V</annotation>
  </semantics>
</math>
</file>

<file path=Object 11/content.xml><?xml version="1.0" encoding="utf-8"?>
<math xmlns="http://www.w3.org/1998/Math/MathML">
  <semantics>
    <mrow>
      <mrow>
        <mfenced open="∣" close="∣">
          <mi>V</mi>
        </mfenced>
        <mo stretchy="false">+</mo>
        <mn>1</mn>
      </mrow>
    </mrow>
    <annotation encoding="StarMath 5.0">abs V+1</annotation>
  </semantics>
</math>
</file>

<file path=Object 12/content.xml><?xml version="1.0" encoding="utf-8"?>
<math xmlns="http://www.w3.org/1998/Math/MathML">
  <semantics>
    <mrow>
      <mrow>
        <msup>
          <mi>b</mi>
          <mrow>
            <mfenced open="∣" close="∣">
              <mi>V</mi>
            </mfenced>
          </mrow>
        </msup>
        <mo stretchy="false">+</mo>
        <mn>1</mn>
      </mrow>
    </mrow>
    <annotation encoding="StarMath 5.0">b^{abs V} + 1</annotation>
  </semantics>
</math>
</file>

<file path=Object 13/content.xml><?xml version="1.0" encoding="utf-8"?>
<math xmlns="http://www.w3.org/1998/Math/MathML">
  <semantics>
    <mrow>
      <mrow>
        <msup>
          <mi>b</mi>
          <mrow>
            <mfenced open="∣" close="∣">
              <mi>V</mi>
            </mfenced>
          </mrow>
        </msup>
        <mo stretchy="false">+</mo>
        <mn>1</mn>
      </mrow>
    </mrow>
    <annotation encoding="StarMath 5.0">b^{abs V} + 1</annotation>
  </semantics>
</math>
</file>

<file path=Object 14/content.xml><?xml version="1.0" encoding="utf-8"?>
<math xmlns="http://www.w3.org/1998/Math/MathML">
  <semantics>
    <mrow>
      <mrow>
        <mfenced open="∣" close="∣">
          <mi>V</mi>
        </mfenced>
        <mo stretchy="false">+</mo>
        <mn>1</mn>
      </mrow>
    </mrow>
    <annotation encoding="StarMath 5.0">abs V+1</annotation>
  </semantics>
</math>
</file>

<file path=Object 15/content.xml><?xml version="1.0" encoding="utf-8"?>
<math xmlns="http://www.w3.org/1998/Math/MathML">
  <semantics>
    <mrow>
      <mrow>
        <mfenced open="∣" close="∣">
          <mi mathvariant="italic">vy</mi>
        </mfenced>
        <mo stretchy="false">&gt;</mo>
        <mn>0</mn>
      </mrow>
    </mrow>
    <annotation encoding="StarMath 5.0">abs vy gt 0</annotation>
  </semantics>
</math>
</file>

<file path=Object 16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17/content.xml><?xml version="1.0" encoding="utf-8"?>
<math xmlns="http://www.w3.org/1998/Math/MathML">
  <semantics>
    <mrow>
      <mrow>
        <mrow>
          <mi>w</mi>
          <mo stretchy="false">=</mo>
          <mi mathvariant="italic">uvxyz</mi>
        </mrow>
        <mo stretchy="false">∈</mo>
        <mi>A</mi>
      </mrow>
    </mrow>
    <annotation encoding="StarMath 5.0">w = uvxyz in A</annotation>
  </semantics>
</math>
</file>

<file path=Object 18/content.xml><?xml version="1.0" encoding="utf-8"?>
<math xmlns="http://www.w3.org/1998/Math/MathML">
  <semantics>
    <mrow>
      <mi>R</mi>
      <msup>
        <mi>→</mi>
        <mtext>*</mtext>
      </msup>
      <mi mathvariant="italic">vRy</mi>
    </mrow>
    <annotation encoding="StarMath 5.0">R →^"*" vRy</annotation>
  </semantics>
</math>
</file>

<file path=Object 19/content.xml><?xml version="1.0" encoding="utf-8"?>
<math xmlns="http://www.w3.org/1998/Math/MathML">
  <semantics>
    <mrow>
      <mi>S</mi>
      <msup>
        <mo stretchy="false">→</mo>
        <mtext>*</mtext>
      </msup>
      <mi mathvariant="italic">uRz</mi>
      <msup>
        <mo stretchy="false">→</mo>
        <mtext>*</mtext>
      </msup>
      <mi mathvariant="italic">uvRyz</mi>
      <mo stretchy="false">→</mo>
      <msup>
        <mi mathvariant="italic">uv</mi>
        <mn>2</mn>
      </msup>
      <msup>
        <mi mathvariant="italic">Ry</mi>
        <mn>2</mn>
      </msup>
      <mi>z</mi>
      <mo stretchy="false">→</mo>
      <msup>
        <mi mathvariant="italic">uv</mi>
        <mn>2</mn>
      </msup>
      <msup>
        <mi mathvariant="italic">Ry</mi>
        <mn>2</mn>
      </msup>
      <mi>z</mi>
      <mo stretchy="false">→</mo>
      <mn>...</mn>
      <msup>
        <mo stretchy="false">→</mo>
        <mtext>*</mtext>
      </msup>
      <msup>
        <mi mathvariant="italic">uv</mi>
        <mi>n</mi>
      </msup>
      <msup>
        <mi mathvariant="italic">xy</mi>
        <mi>n</mi>
      </msup>
      <mi>z</mi>
    </mrow>
    <annotation encoding="StarMath 5.0">S rightarrow^"*" uRz rightarrow^"*" uvRyz rightarrow uv^2 Ry^2 z rightarrow uv^2 Ry^2 z rightarrow ... rightarrow^"*" uv^n xy^n z</annotation>
  </semantics>
</math>
</file>

<file path=Object 2/content.xml><?xml version="1.0" encoding="utf-8"?>
<math xmlns="http://www.w3.org/1998/Math/MathML">
  <semantics>
    <mrow>
      <mrow>
        <mi>i</mi>
        <mo stretchy="false">≥</mo>
        <mn>0</mn>
      </mrow>
    </mrow>
    <annotation encoding="StarMath 5.0">i ge 0</annotation>
  </semantics>
</math>
</file>

<file path=Object 20/content.xml><?xml version="1.0" encoding="utf-8"?>
<math xmlns="http://www.w3.org/1998/Math/MathML">
  <semantics>
    <mrow>
      <msup>
        <mi mathvariant="italic">uv</mi>
        <mi>n</mi>
      </msup>
      <mi>x</mi>
      <msup>
        <mi>y</mi>
        <mi>n</mi>
      </msup>
      <mi>z</mi>
    </mrow>
    <annotation encoding="StarMath 5.0">uv^n x y^n z</annotation>
  </semantics>
</math>
</file>

<file path=Object 21/content.xml><?xml version="1.0" encoding="utf-8"?>
<math xmlns="http://www.w3.org/1998/Math/MathML">
  <semantics>
    <mrow>
      <msup>
        <mi mathvariant="italic">uv</mi>
        <mi>n</mi>
      </msup>
      <mi>x</mi>
      <msup>
        <mi>y</mi>
        <mi>n</mi>
      </msup>
      <mrow>
        <mi>z</mi>
        <mo stretchy="false">∈</mo>
        <mi>A</mi>
      </mrow>
    </mrow>
    <annotation encoding="StarMath 5.0">uv^n x y^n z in A</annotation>
  </semantics>
</math>
</file>

<file path=Object 22/content.xml><?xml version="1.0" encoding="utf-8"?>
<math xmlns="http://www.w3.org/1998/Math/MathML">
  <semantics>
    <mrow>
      <mrow>
        <mi>w</mi>
        <mo stretchy="false">∈</mo>
        <mi>A</mi>
      </mrow>
    </mrow>
    <annotation encoding="StarMath 5.0">w in A</annotation>
  </semantics>
</math>
</file>

<file path=Object 23/content.xml><?xml version="1.0" encoding="utf-8"?>
<math xmlns="http://www.w3.org/1998/Math/MathML">
  <semantics>
    <mrow>
      <mrow>
        <mfenced open="∣" close="∣">
          <mi>w</mi>
        </mfenced>
        <mo stretchy="false">≥</mo>
        <mi>p</mi>
      </mrow>
    </mrow>
    <annotation encoding="StarMath 5.0">abs w ge p</annotation>
  </semantics>
</math>
</file>

<file path=Object 24/content.xml><?xml version="1.0" encoding="utf-8"?>
<math xmlns="http://www.w3.org/1998/Math/MathML">
  <semantics>
    <mrow>
      <msup>
        <mi mathvariant="italic">uv</mi>
        <mi>i</mi>
      </msup>
      <msup>
        <mi mathvariant="italic">xy</mi>
        <mi>i</mi>
      </msup>
      <mrow>
        <mi>z</mi>
        <mo stretchy="false">∈</mo>
        <mi>A</mi>
      </mrow>
    </mrow>
    <annotation encoding="StarMath 5.0">uv^i xy^i z in A</annotation>
  </semantics>
</math>
</file>

<file path=Object 25/content.xml><?xml version="1.0" encoding="utf-8"?>
<math xmlns="http://www.w3.org/1998/Math/MathML">
  <semantics>
    <mrow>
      <mrow>
        <mi>i</mi>
        <mo stretchy="false">≥</mo>
        <mn>0</mn>
      </mrow>
    </mrow>
    <annotation encoding="StarMath 5.0">i ge 0</annotation>
  </semantics>
</math>
</file>

<file path=Object 26/content.xml><?xml version="1.0" encoding="utf-8"?>
<math xmlns="http://www.w3.org/1998/Math/MathML">
  <semantics>
    <mrow>
      <mrow>
        <mrow>
          <mi>w</mi>
          <mo stretchy="false">=</mo>
          <mi mathvariant="italic">uvxyz</mi>
        </mrow>
        <mo stretchy="false">∈</mo>
        <mi>A</mi>
      </mrow>
    </mrow>
    <annotation encoding="StarMath 5.0">w = uvxyz in A</annotation>
  </semantics>
</math>
</file>

<file path=Object 27/content.xml><?xml version="1.0" encoding="utf-8"?>
<math xmlns="http://www.w3.org/1998/Math/MathML">
  <semantics>
    <mrow>
      <mrow>
        <mfenced open="∣" close="∣">
          <mi>V</mi>
        </mfenced>
        <mo stretchy="false">+</mo>
        <mn>1</mn>
      </mrow>
    </mrow>
    <annotation encoding="StarMath 5.0">abs V + 1</annotation>
  </semantics>
</math>
</file>

<file path=Object 28/content.xml><?xml version="1.0" encoding="utf-8"?>
<math xmlns="http://www.w3.org/1998/Math/MathML">
  <semantics>
    <mrow>
      <mrow>
        <mfenced open="∣" close="∣">
          <mi mathvariant="italic">vy</mi>
        </mfenced>
        <mo stretchy="false">&gt;</mo>
        <mn>0</mn>
      </mrow>
    </mrow>
    <annotation encoding="StarMath 5.0">abs vy gt 0</annotation>
  </semantics>
</math>
</file>

<file path=Object 29/content.xml><?xml version="1.0" encoding="utf-8"?>
<math xmlns="http://www.w3.org/1998/Math/MathML">
  <semantics>
    <mrow>
      <mrow>
        <mfenced open="∣" close="∣">
          <mi mathvariant="italic">vy</mi>
        </mfenced>
        <mo stretchy="false">=</mo>
        <mn>0</mn>
      </mrow>
    </mrow>
    <annotation encoding="StarMath 5.0">abs vy = 0</annotation>
  </semantics>
</math>
</file>

<file path=Object 3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30/content.xml><?xml version="1.0" encoding="utf-8"?>
<math xmlns="http://www.w3.org/1998/Math/MathML">
  <semantics>
    <mrow>
      <mrow>
        <mrow>
          <mfenced open="∣" close="∣">
            <mi>w</mi>
          </mfenced>
          <mo stretchy="false">=</mo>
          <mfenced open="∣" close="∣">
            <mi mathvariant="italic">uvxyz</mi>
          </mfenced>
        </mrow>
        <mo stretchy="false">≥</mo>
        <mi>p</mi>
      </mrow>
    </mrow>
    <annotation encoding="StarMath 5.0">abs w = abs uvxyz ge p</annotation>
  </semantics>
</math>
</file>

<file path=Object 31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32/content.xml><?xml version="1.0" encoding="utf-8"?>
<math xmlns="http://www.w3.org/1998/Math/MathML">
  <semantics>
    <mrow>
      <mrow>
        <mi>w</mi>
        <mo stretchy="false">=</mo>
        <mi mathvariant="italic">uvxyz</mi>
      </mrow>
    </mrow>
    <annotation encoding="StarMath 5.0"> w = uvxyz</annotation>
  </semantics>
</math>
</file>

<file path=Object 33/content.xml><?xml version="1.0" encoding="utf-8"?>
<math xmlns="http://www.w3.org/1998/Math/MathML">
  <semantics>
    <mrow>
      <mrow>
        <mfenced open="∣" close="∣">
          <mi mathvariant="italic">vy</mi>
        </mfenced>
        <mo stretchy="false">&gt;</mo>
        <mn>0</mn>
      </mrow>
    </mrow>
    <annotation encoding="StarMath 5.0">abs vy gt 0</annotation>
  </semantics>
</math>
</file>

<file path=Object 34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35/content.xml><?xml version="1.0" encoding="utf-8"?>
<math xmlns="http://www.w3.org/1998/Math/MathML">
  <semantics>
    <mrow>
      <mrow>
        <msup>
          <mi>b</mi>
          <mrow>
            <mfenced open="∣" close="∣">
              <mi>V</mi>
            </mfenced>
          </mrow>
        </msup>
        <mo stretchy="false">+</mo>
        <mn>1</mn>
      </mrow>
    </mrow>
    <annotation encoding="StarMath 5.0">b^{abs V} + 1</annotation>
  </semantics>
</math>
</file>

<file path=Object 36/content.xml><?xml version="1.0" encoding="utf-8"?>
<math xmlns="http://www.w3.org/1998/Math/MathML">
  <semantics>
    <mrow>
      <mrow>
        <mi>w</mi>
        <mo stretchy="false">=</mo>
        <mi mathvariant="italic">uvxyz</mi>
      </mrow>
    </mrow>
    <annotation encoding="StarMath 5.0">w = uvxyz</annotation>
  </semantics>
</math>
</file>

<file path=Object 37/content.xml><?xml version="1.0" encoding="utf-8"?>
<math xmlns="http://www.w3.org/1998/Math/MathML">
  <semantics>
    <mrow>
      <mi>R</mi>
      <msup>
        <mo stretchy="false">→</mo>
        <mtext>*</mtext>
      </msup>
      <mi mathvariant="italic">vxy</mi>
    </mrow>
    <annotation encoding="StarMath 5.0">R rightarrow^"*" vxy</annotation>
  </semantics>
</math>
</file>

<file path=Object 38/content.xml><?xml version="1.0" encoding="utf-8"?>
<math xmlns="http://www.w3.org/1998/Math/MathML">
  <semantics>
    <mrow>
      <mfenced open="∣" close="∣">
        <mi>V</mi>
      </mfenced>
      <mi>–</mi>
      <mn>1</mn>
    </mrow>
    <annotation encoding="StarMath 5.0">abs V – 1</annotation>
  </semantics>
</math>
</file>

<file path=Object 39/content.xml><?xml version="1.0" encoding="utf-8"?>
<math xmlns="http://www.w3.org/1998/Math/MathML">
  <semantics>
    <mrow>
      <mi mathvariant="italic">vxy</mi>
    </mrow>
    <annotation encoding="StarMath 5.0">vxy</annotation>
  </semantics>
</math>
</file>

<file path=Object 4/content.xml><?xml version="1.0" encoding="utf-8"?>
<math xmlns="http://www.w3.org/1998/Math/MathML">
  <semantics>
    <mrow>
      <mrow>
        <mfenced open="∣" close="∣">
          <mi>V</mi>
        </mfenced>
        <mo stretchy="false">+</mo>
        <mn>2</mn>
      </mrow>
    </mrow>
    <annotation encoding="StarMath 5.0">abs V+2</annotation>
  </semantics>
</math>
</file>

<file path=Object 40/content.xml><?xml version="1.0" encoding="utf-8"?>
<math xmlns="http://www.w3.org/1998/Math/MathML">
  <semantics>
    <mrow>
      <mrow>
        <mi>p</mi>
        <mo stretchy="false">≥</mo>
        <mrow>
          <msup>
            <mi>b</mi>
            <mfenced open="∣" close="∣">
              <mi>V</mi>
            </mfenced>
          </msup>
          <mo stretchy="false">+</mo>
          <mn>1</mn>
        </mrow>
      </mrow>
    </mrow>
    <annotation encoding="StarMath 5.0">p ge b^abs V + 1</annotation>
  </semantics>
</math>
</file>

<file path=Object 41/content.xml><?xml version="1.0" encoding="utf-8"?>
<math xmlns="http://www.w3.org/1998/Math/MathML">
  <semantics>
    <mrow>
      <mrow>
        <mfenced open="∣" close="∣">
          <mi mathvariant="italic">vxy</mi>
        </mfenced>
        <mo stretchy="false">≤</mo>
        <mi>p</mi>
      </mrow>
    </mrow>
    <annotation encoding="StarMath 5.0">abs vxy le p</annotation>
  </semantics>
</math>
</file>

<file path=Object 5/content.xml><?xml version="1.0" encoding="utf-8"?>
<math xmlns="http://www.w3.org/1998/Math/MathML">
  <semantics>
    <mrow>
      <mrow>
        <mi>p</mi>
        <mo stretchy="false">≥</mo>
        <mrow>
          <msup>
            <mi>b</mi>
            <mfenced open="∣" close="∣">
              <mi>V</mi>
            </mfenced>
          </msup>
          <mo stretchy="false">+</mo>
          <mn>1</mn>
        </mrow>
      </mrow>
    </mrow>
    <annotation encoding="StarMath 5.0">p ge b^abs V + 1</annotation>
  </semantics>
</math>
</file>

<file path=Object 6/content.xml><?xml version="1.0" encoding="utf-8"?>
<math xmlns="http://www.w3.org/1998/Math/MathML">
  <semantics>
    <mrow>
      <mi mathvariant="italic">uvxyz</mi>
    </mrow>
    <annotation encoding="StarMath 5.0">uvxyz</annotation>
  </semantics>
</math>
</file>

<file path=Object 7/content.xml><?xml version="1.0" encoding="utf-8"?>
<math xmlns="http://www.w3.org/1998/Math/MathML">
  <semantics>
    <mrow>
      <mrow>
        <mfenced open="∣" close="∣">
          <mi>w</mi>
        </mfenced>
        <mo stretchy="false">≥</mo>
        <mi>p</mi>
      </mrow>
    </mrow>
    <annotation encoding="StarMath 5.0">abs w ge p</annotation>
  </semantics>
</math>
</file>

<file path=Object 8/content.xml><?xml version="1.0" encoding="utf-8"?>
<math xmlns="http://www.w3.org/1998/Math/MathML">
  <semantics>
    <mrow>
      <mrow>
        <mi>w</mi>
        <mo stretchy="false">∈</mo>
        <mi>A</mi>
      </mrow>
    </mrow>
    <annotation encoding="StarMath 5.0">w in A</annotation>
  </semantics>
</math>
</file>

<file path=Object 9/content.xml><?xml version="1.0" encoding="utf-8"?>
<math xmlns="http://www.w3.org/1998/Math/MathML">
  <semantics>
    <mrow>
      <mfenced open="∣" close="∣">
        <mi>V</mi>
      </mfenced>
    </mrow>
    <annotation encoding="StarMath 5.0">abs V</annotation>
  </semantics>
</math>
</file>